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Times New Roman1"/>
    </style:style>
    <style:style style:name="T4" style:family="text">
      <style:text-properties style:text-line-through-style="none" style:font-name="Times New Roman"/>
    </style:style>
    <style:style style:name="T5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1"/>
    </style:style>
    <style:style style:name="T7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3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/text:p>
      <text:p text:style-name="P6">(Public) Discourse<text:tab/><text:tab/><text:tab/><text:tab/>Y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2</text:p>
      <text:p text:style-name="P6">Number of Sheets<text:tab/><text:tab/><text:tab/><text:tab/>2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Baladan, Hezekiah, Menasseh, Joachaz, Jeremiah</text:p>
      <text:p text:style-name="P6">Additional Places mentioned: Babylon, Assyria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historical lecture/</text:p>
      <text:p text:style-name="P2">Delivered/</text:p>
      <text:p text:style-name="P2">Before the Y. M. H. A./</text:p>
      <text:p text:style-name="P2"/>
      <text:p text:style-name="P4">[Page 1]</text:p>
      <text:p text:style-name="P7">Ladies &amp; Gentlemen.<text:span text:style-name="T2"> <text:s/>Ladies and Gentlemen. <text:s/>With gratitude to all who labor for the revival of/ Jewish literature, as one of the means, by which to reawaken/ a sense of dependence upon the Director and Preserver of Israel, /and to </text:span>ensure a<text:span text:style-name="T2"> promote practical reverence for the laws He prescribed, I/ accepted the task assigned ot me by the Association I have/ now the honor to address. <text:s/>The period of history in which the/ land of our fathers, struggled, in vain, against the colossal power/ of Babylon, the events that happened during the sojourn of/ the Palestinian exiles in Chaldea, and the restoration </text:span>of<text:span text:style-name="T2"> from the cap-/-tivity by the edict of a Persian King, form the subject </text:span>of<text:span text:style-name="T2"> on/ which I have been requested to speak. <text:s/>The mind of my/ audience will readily suggest the necessity of dispensing with/ any introductory remarks, and of condensing the theme--with-/-out rendering it obscure--so that it may not exceed a reasonable/ time, during which I may hope to obtain a patient hearing./ <text:s/></text:span>24 centuries ago<text:span text:style-name="T2"> </text:span><text:span text:style-name="T3">¶</text:span><text:span text:style-name="T4"> Twenty four centuries ago, a foreign embassy arrived at Jerusalem. <text:s/>It was/ headed by the son of a Ruler, bearing letters and gifts. <text:s/>These/ were designed to express sentiments of high regard for the man,/ who sat upon the throne of Judah. <text:s/>In the [?] of/ his days, Hezekiah had been suddenly compassed </text:span><text:span text:style-name="T7">with</text:span><text:span text:style-name="T4"> by the/ shadows of death. <text:s/>But he prayed for life, and God granted it./</text:span></text:p>
      <text:p text:style-name="P7"><text:span text:style-name="T4"/></text:p>
      <text:p text:style-name="P7"><text:soft-page-break/><text:span text:style-name="T4">[Page 2]</text:span></text:p>
      <text:p text:style-name="P7"><text:span text:style-name="T4">The distinguished personages he greeted, had received from their/ royal master, Baladan King of a distant country, called/ Babylon, the charge of offering congratulations and tokens of/ friendship to the monarch providentially restored to health./ <text:s/>Hezekiah fully deserved the honor, but he overestimated it./ <text:s/>Nor did he penetrate into the political motives, which had,/ in all likelihood, actuated the Ruler who paid, the Sovereign/ of a far-off nation, respect, in so signal a manner. <text:s/>Elated/ at the idea of receiving at his court envoys who had travel-/-led, for his sake, from the banks of the Euphrates to the hills/ of Moraih, he made a grand display of all the riches he/ possessed. <text:s/>But what had escaped the discernment of the/ King of Judah, the </text:span><text:span text:style-name="T5">prophet</text:span><text:span text:style-name="T4"> of Judah, would seem to have/ clearly detected. <text:s/>Babylon had come to search </text:span><text:span text:style-name="T7">how far</text:span><text:span text:style-name="T4"> to what extent/ could Palestine be utilized, to use a modern phrase, either as/ an ally or as a subjugated province. <text:s/>Isaiah's broad looks/ must have peered into the ambitious schemes of a tributary/ of Assyria, and he rebuked Hezekiah for having allowed/ his vanity to overreach his </text:span><text:span text:style-name="T7">sagacity</text:span><text:span text:style-name="T4"> discretion. <text:s/>"That very power,"/ said the divinely illumined mentor, "that very power which now </text:span><text:span text:style-name="T7">flatter my</text:span><text:span text:style-name="T4"> pays thee so extraordinary/ </text:span><text:span text:style-name="T7">you</text:span><text:span text:style-name="T4"> a compliment will, one day, plunder the </text:span><text:span text:style-name="T7">property you</text:span><text:span text:style-name="T4"> wealth thou hast exhibited,/ and </text:span><text:span text:style-name="T7">ruin overthrow</text:span><text:span text:style-name="T4"> ruin the land it has surveyed."/</text:span></text:p>
      <text:p text:style-name="P7"><text:span text:style-name="T4"/></text:p>
      <text:p text:style-name="P7"><text:span text:style-name="T4">[Page 3]</text:span></text:p>
      <text:p text:style-name="P7"><text:span text:style-name="T4">Babylon dear hearers!, like so many Eastern countries, had been brought/ to a state of vassallage[sic!], by the all-sweeping Assyria. <text:s/>But,/ she that prided herself on her founder, the mighty Nimrod,/ and on her former greatness, could not tamely stoop to the/ Conqueror. <text:s/>She studied the opportunities enabling her to/ master sufficient strength, so as to deal a staggering blow/ at her liege lord, and thus regain supremacy. <text:s/>Hezekiah did/ not live to see that run of the political wheel, by which/ Babylon </text:span><text:span text:style-name="T7">rose high,</text:span><text:span text:style-name="T4"> was lifted to its former height; but the prediction of Isaiah </text:span><text:span text:style-name="T7">was too</text:span><text:span text:style-name="T4"> received, unhappily, </text:span><text:span text:style-name="T7">received</text:span><text:span text:style-name="T4"> a/ literal</text:span><text:span text:style-name="T7">ly</text:span><text:span text:style-name="T4"> fulfilment[sic!]. <text:s/>How often </text:span><text:span text:style-name="T7">we mortal beings pray for</text:span><text:span text:style-name="T4"> short-sighted mortals petition for/ that which eventuates in </text:span><text:span text:style-name="T7">a</text:span><text:span text:style-name="T4"> disasters! <text:s/>Better would/ it have been, humanely speaking, if the disease, which/ had once prostrated the monarch of Judah, had carried him/ to the grave. <text:s/>His dominions would not have been then in-/-herited by a young child, whose surroundings and edu-/-cation shaped him into an incarnate fiend. <text:s/>For, Menasseh/ grew to be the open enemy of his father's religion; a scourge/ to his people, the cause of exposing the country, through/ its weakness, to the incursions of aggressive Assyria, and/ of </text:span><text:span text:style-name="T7">preparing</text:span><text:span text:style-name="T4"> paving the way </text:span><text:span text:style-name="T7">for</text:span><text:span text:style-name="T4"> to its total overthrow, by re-/-suscitated Babylon./</text:span></text:p>
      <text:p text:style-name="P7"><text:span text:style-name="T4"/></text:p>
      <text:p text:style-name="P7"><text:span text:style-name="T4">[Page 4]</text:span></text:p>
      <text:p text:style-name="P7"><text:span text:style-name="T4">Menasseh having ascended the throne when only twelve/ years of age, was, doubtless, </text:span><text:span text:style-name="T7">brought up among</text:span><text:span text:style-name="T4"> tampered with by individuals/ opposed to the rigorous measures which Hezekiah adopted,/ to reinstate the worship of the One indivisible God upon Mosaic principles./ <text:s/>Disappointed because they could not enjoy lucrative offices/ as priests of the altars raised heretofore in every city;/ foiled, perhaps, in the attempt of indulging into the/ </text:span><text:span text:style-name="T7">immoral</text:span><text:span text:style-name="T4"> wanton diversions of neighboring heathens, they resolved/ that the new king should be of quite a different stamp/ from his predecessor. <text:s/>How they succeeded, history could/ not tell with more fearful significance, than by </text:span><text:span text:style-name="T7">saying</text:span><text:span text:style-name="T4"> declaring/ that Menasseh led his subjects to do more evil than the/ </text:span><text:span text:style-name="T7">nations</text:span><text:span text:style-name="T4"> Canaanitish tribes, whom the Lord destroyed </text:span><text:span text:style-name="T7">before the children</text:span><text:span text:style-name="T4"> because of their crimes/ </text:span><text:span text:style-name="T7">of Israel</text:span><text:span text:style-name="T4">, had ever done; and, again, that Menasseh shed/ so much innocent blood, as to fill Jerusalem with it,/ from one end to the other. <text:s/>Even if his son Amon/ had copied his grand-Sire instead of having adhered so/ closely to the destructive policy of his father, little good/ could have been achieved. <text:s/>For over half a century, Judah/ had been sinking into dissolution. <text:s/>To restore it to a nor-/mal state, it needed a greater upheaval, than the efforts/ of a single man, however influentially strong and thoroughly/ patriotic, </text:span><text:span text:style-name="T7">could</text:span><text:span text:style-name="T4"> might possibly create./</text:span></text:p>
      <text:p text:style-name="P7"><text:span text:style-name="T4"/></text:p>
      <text:p text:style-name="P7"><text:span text:style-name="T4">[Page 5]</text:span></text:p>
      <text:p text:style-name="P7"><text:span text:style-name="T4">If the endeavours of one person could have effected a/ lasting change, </text:span><text:span text:style-name="T7">surely</text:span><text:span text:style-name="T4"> those made by Josiah </text:span><text:soft-page-break/><text:span text:style-name="T4">would surely have/ brought about a glorious regeneration. <text:s/>For, we may </text:span><text:span text:style-name="T7">search</text:span><text:span text:style-name="T4"> look/ among the annals of the sacred canon, and we will not find/ his equal for the unabated energy with which he blotted out every/ vestige of idolatry, for the unsparing (some my term it/ fierce) determination of searching and rooting out the/ adherents of debauching polytheism, for his religious ardor in de-/-claring the supremacy of the book of the Law, which/ Helkiah the priest had found, </text:span><text:span text:style-name="T7">neglected</text:span><text:span text:style-name="T4"> in its original genuineness, in a spot, where/ contributions for the repairing of the Temple had been de-/-posited. <text:s/>But too enervated had the people become,/ to maintain itself by the moral force of its superior/ tenets. <text:s/>The whizzing of the arrow, which struck Josiah/ at Meggido, when, fearing an invasion, he opposed the/ march of Pharaoh Necho's army against the Assyrians, was/ the herald of the nation's fall. <text:s/>Well might Jeremiah,/ the plaintive bard of Israel </text:span><text:span text:style-name="T7">mourn over the event. <text:s/>He O</text:span><text:span text:style-name="T4"> bewail the demise of personified Righteousness./ <text:s/>He could see the fatal consequences of that event looming </text:span><text:span text:style-name="T7">at a distance</text:span><text:span text:style-name="T4"> high./ <text:s text:c="2"/>And how he, the devoted patriot, strove to mitigate, at least,/ the evils arising form foreign subjugation, and to prevent/ the horrors of war, and a protracted exile, none that have a heart to feel can read </text:span><text:span text:style-name="T7">without tears</text:span><text:span text:style-name="T4"> and weep not./</text:span></text:p>
      <text:p text:style-name="P7"><text:span text:style-name="T4"/></text:p>
      <text:p text:style-name="P7"><text:span text:style-name="T4">[Page 6]</text:span></text:p>
      <text:p text:style-name="P7"><text:span text:style-name="T4">Already Twenty[sic!] three years, he exclaimed "</text:span><text:span text:style-name="T7">I</text:span><text:span text:style-name="T4"> have I </text:span><text:span text:style-name="T7">already</text:span><text:span text:style-name="T4"> been speaking to/ you early and late, but you would not listen"......"I said,/ pray turn away, </text:span><text:span text:style-name="T7">I pray,</text:span><text:span text:style-name="T4"> each of you from his evil </text:span><text:span text:style-name="T7">way</text:span><text:span text:style-name="T4"> course and wrong doing,/ </text:span><text:span text:style-name="T7">and stay</text:span><text:span text:style-name="T4"> that you may abide in the land, which the Lord gave unto you and your/ fathers." <text:s/></text:span><text:span text:style-name="T6">¶</text:span><text:span text:style-name="T4"> But Joachaz the son of Josiah, madly rushed/ into the arms of destruction. <text:s/>Bent upon oppressing/ his subjects, he may </text:span><text:span text:style-name="T7">have</text:span><text:span text:style-name="T4"> very possibly have so alienated their </text:span><text:span text:style-name="T7">latter</text:span><text:span text:style-name="T4"> affection, that/ tey did not offer sufficient resistance against the army of/ Necho. <text:s/>They may have even welcomed the change, which/ the King of Egypt imposed upon them. <text:s/>For having/ carried Joachaz captive, after the short reign of three months,/ he replaced the deposed ruler by an older brother./ <text:s/>But it was a change, not an improvement. <text:s/>Joachim/ yeilded[sic!] himself to vice and sin. <text:s/>He turned the capital/ of his kingdom into a hot-bed of depravity. <text:s/>No one dared,/ without jeopardizing his life, to raise a voice against/ the enormities committed. <text:s/>A prophet, Uriah by name,/ whose lips condemned what his noble nature hated, was/ brought back from Egypt, whither he had fled, and/ executed. <text:s/>Jeremiah, the type of the man he </text:span><text:span text:style-name="T7">dolefully</text:span><text:span text:style-name="T4"> mournfully/ describes in the third chapter of the book of lamentations, of the/ </text:span><text:span text:style-name="T7">him</text:span><text:span text:style-name="T4"> man that gives his cheecks[sic!] to the </text:span><text:span text:style-name="T7">striker</text:span><text:span text:style-name="T4"> smiter, and who is filled with contempt;/</text:span></text:p>
      <text:p text:style-name="P7"><text:span text:style-name="T4"/></text:p>
      <text:p text:style-name="P7"><text:span text:style-name="T4">[Page 7]</text:span></text:p>
      <text:p text:style-name="P7"><text:span text:style-name="T4">Jeremiah buffetted[sic!] and cursed, cast into the mire and/ imprisoned, still excited a</text:span><text:span text:style-name="T7">n</text:span><text:span text:style-name="T4"> reverential awe, undefinable </text:span><text:span text:style-name="T7">dread</text:span><text:span text:style-name="T4">. <text:s/>Neither/ the iniquitous Jajachim, nor his wily successor Zedekiah/ found courage to </text:span><text:span text:style-name="T7">put him to death.</text:span><text:span text:style-name="T4"> silence him </text:span><text:span text:style-name="T7">by</text:span><text:span text:style-name="T4"> with a stroke of the sword. <text:s/>He lived to witness/ in all its </text:span><text:span text:style-name="T7">horror</text:span><text:span text:style-name="T4"> terrific truth, the fulfilment[sic!] of what Isaiah had predicted,/ and he himself had </text:span><text:span text:style-name="T7">tried</text:span><text:span text:style-name="T4"> striven in vain to avert or to </text:span><text:span text:style-name="T7">temper down</text:span><text:span text:style-name="T4"> alleviate./</text:span></text:p>
      <text:p text:style-name="P7"><text:span text:style-name="T4"><text:tab/></text:span><text:span text:style-name="T3">¶</text:span><text:span text:style-name="T4"> Observe my hearers! the scene has been shifted by an invisible hand. <text:s/>It is not/ Assyria that boastingly exclaims "I can reach with my/ numerous chariots the </text:span><text:span text:style-name="T7">sides of the</text:span><text:span text:style-name="T4"> summit of Lebanon, and hue down/ its loftiest cedars." <text:s/></text:span><text:span text:style-name="T7">It is not</text:span><text:span text:style-name="T4"> Nor is it Egypt that imperiously/ cries "Come up ye </text:span><text:span text:style-name="T7">horses</text:span><text:span text:style-name="T4"> steeds, raise a maddening noise ye chariots,/ let the mighty men advance ,the Ethiopians and the Lybians/ who </text:span><text:span text:style-name="T7">seize don</text:span><text:span text:style-name="T4"> grasp the shiled, the Lydians, that skilfully handle the/ bow".....will destroy a city and those who dwell therein"./ <text:s/>Both powers have been shorn of their glory. <text:s/>The allied armies/ of Nabopolassar the Chaldean, and of Darius, or Cyascares,/ of Media have entered the famous Nineveh and </text:span><text:span text:style-name="T7">brought it low</text:span><text:span text:style-name="T4"> razed it to the ground. <text:s/>And/ at Carchemith, or Circaeium by the Euphrates, the mis-/tress of the Nile, outwitted and routed </text:span><text:span text:style-name="T7">had</text:span><text:span text:style-name="T4"> was constrained to renounce/ her pretentions[sic!] on Palestine. <text:s/>The land of the patriarchs lies/ now at the mercy of Babylon </text:span><text:span text:style-name="T7">terrific</text:span><text:span text:style-name="T4"> the whilom obsequious well wisher of a sovereign of Judah, of Babylon now fearful </text:span><text:span text:style-name="T7">terrific</text:span><text:span text:style-name="T4"> in the consciousness of her/ resurrected power./</text:span></text:p>
      <text:p text:style-name="P7"><text:soft-page-break/><text:span text:style-name="T4"/></text:p>
      <text:p text:style-name="P7"><text:span text:style-name="T4">[Page 8]</text:span></text:p>
      <text:p text:style-name="P7"><text:span text:style-name="T4">A heavy tribute must be paid, or the enfeebled nation/ must bristle up and fight the foreigner to the bitter/ end. <text:s/>The [?]-hearted Jojachim promises to surrender his independence,/ and forward the annual impost to the city of prodigious walls; but straining his looks for/ </text:span><text:span text:style-name="T7">the assistance of</text:span><text:span text:style-name="T4"> Egyptian horses and chariots and warriors expected, he soon/ plays false. <text:s/>Jeremiah exhorts to fidelity. <text:s/>He is jeered/ at. <text:s/>"No fidelity needs be kept to </text:span><text:span text:style-name="T7">the</text:span><text:span text:style-name="T4"> a detested foe." <text:s/>The/ prophet points with unerring finger to the two-edged sword hanging/ over the head of the whole nation. <text:s/>He is branded with the/ stigma of disloyalty. <text:s/>"That sword will yet be shattered/ into fragments." <text:s/>Eleven years of an </text:span><text:span text:style-name="T7">storing</text:span><text:span text:style-name="T4"> ignominous[sic!] reign/ terminate with the death of the king, whose profligacy/ and dishonesty have dragged the country to the verge of/ </text:span><text:span text:style-name="T7">ruin.</text:span><text:span text:style-name="T4"> a precipice. <text:s/>Happy he that </text:span><text:span text:style-name="T7">dies</text:span><text:span text:style-name="T4"> is summoned hence before the giant of the/ North has girded his loins. <text:s/>For, the son of Jojachim/ has scarcely mounted the throne, when Nebuchadnezzar/ tears him away and chains his body into a Babylonian/ prison." <text:s/>As I live, saith the Lord, though Coniah the son/ of Jojakim King of Judah were the signet upon my right-/hand, yet would I pluck him thence."....."O land, O land,/ O land, hear the word of the Lord."....."Write </text:span><text:span text:style-name="T7">ye</text:span><text:span text:style-name="T4"> this man </text:span><text:span text:style-name="T7">for</text:span><text:span text:style-name="T4"> as/ a desolate being, a man that can never prosper.."./</text:span></text:p>
      <text:p text:style-name="P7"><text:span text:style-name="T4"/></text:p>
      <text:p text:style-name="P7"><text:span text:style-name="T4">[Page 9]</text:span></text:p>
      <text:p text:style-name="P7"><text:span text:style-name="T4"><text:tab/>Zedekiah recorded in Holy Writ as the last king/ of Judah, would not have been so reckoned, but for his/ judgment which was glaringly weak, and for his will which/ was exceedingly wicked. <text:s/>Having received his royal ap-/-pointment as a gift from the mighty Ruler of Chaldea,/ he should not have broken faith. <text:s/>He </text:span><text:span text:style-name="T7">should</text:span><text:span text:style-name="T4"> ought to have/ exercised his authority--that shadowy authority still left--,/ to collect the tax and </text:span><text:span text:style-name="T7">forward the stipulated sum to the</text:span><text:span text:style-name="T4"> redeem his pledge./ </text:span><text:span text:style-name="T7">exactor</text:span><text:span text:style-name="T4"> <text:s/>But the rich smarting under the demand/ for large contributions, </text:span><text:span text:style-name="T7">advised</text:span><text:span text:style-name="T4"> counselled[sic!] rebellion; fulsome courtiers,/ assuming the garb of prophets, predicted a splendid/ future to Judah, when Ophrah, who weilded the sceptre/ in Mizraim, would furrow the </text:span><text:span text:style-name="T7">Mediterranean</text:span><text:span text:style-name="T4"> waves </text:span><text:span text:style-name="T7">sea</text:span><text:span text:style-name="T4"> and bring/ across his redoutable[sic!] </text:span><text:span text:style-name="T7">cavalry</text:span><text:span text:style-name="T4"> host. <text:s/>But Egypt, had/ Sennacherib deridingly[sic!] but justly said "is a broken/ reed, whosoever leans upon it, will have his hand bored/ through." <text:s/>Egypt, had, the </text:span><text:span text:style-name="T7">true</text:span><text:span text:style-name="T4"> far-sighted prophet, written, "is a man/ and not a God." <text:s/>It cannot withstand the thunder of/ war: Nebuchadnezzar. <text:s/>The helper and the helped must inevitably/ succomb[sic!] thereto./</text:span></text:p>
      <text:p text:style-name="P7"><text:span text:style-name="T4"/></text:p>
      <text:p text:style-name="P7"><text:span text:style-name="T4">[Page 10]</text:span></text:p>
      <text:p text:style-name="P7"><text:span text:style-name="T4">If there is aught that can </text:span><text:span text:style-name="T7">redeem</text:span><text:span text:style-name="T4"> atone, in a measure for the/ culpable folly of the last King of Judah and his mis-/-guided subjects, it is the heroic resistance offered; that/ superhuman effort to force the assailant back by/ enduring hunger and thirst rather than unfasten with darstardly[sic!] hand the/ gates through which he might make his victorious/ entry. <text:s/>If there is aught that can </text:span><text:span text:style-name="T7">atone for</text:span><text:span text:style-name="T4"> expiate for the sins/ of Zedekiah and his ill-advisers, it is the shocking death/ they suffered. <text:s/>For the princes of Judah were butchered/ at Reblah--, a town where the general of the invaders held/ his </text:span><text:span text:style-name="T7">seat [?]</text:span><text:span text:style-name="T4"> stallion--and their king (horrible to recount!) had the/ sight of those eyes, which were first </text:span><text:span text:style-name="T7">made</text:span><text:span text:style-name="T4"> compelled to see, the slaughter of the/ royal household, cruelly put out. </text:span><text:span text:style-name="T7">and he was left</text:span><text:span text:style-name="T4"> In/ that pitiable </text:span><text:span text:style-name="T7">condition</text:span><text:span text:style-name="T4"> state was he left </text:span><text:span text:style-name="T7">long</text:span><text:span text:style-name="T4"> to pine </text:span><text:span text:style-name="T7">away in a prison cell</text:span><text:span text:style-name="T4"> in the dreariness of a dungeon./ <text:s/>The land of promise had now, literally--as the great she-/-herd of Israel </text:span><text:span text:style-name="T7">told it</text:span><text:span text:style-name="T4"> who had stood on the top of Sinai told it ages before, cast out her inhabitants because/ of their defilements. <text:s/>A </text:span><text:span text:style-name="T7">very</text:span><text:span text:style-name="T4"> small residue in a very lowly/ condition was allowed to remain, under the vigilance of a governor chosen/ by the Babylonians. <text:s/>Jeremiah the large-hearted patriot--/ </text:span><text:span text:style-name="T7">chose very</text:span><text:span text:style-name="T4"> unlike the </text:span><text:span text:style-name="T7">Jewish</text:span><text:span text:style-name="T4"> polished but </text:span><text:span text:style-name="T7">selfish</text:span><text:span text:style-name="T4"> [?] of the second </text:span><text:span text:style-name="T7">captivity</text:span><text:span text:style-name="T4"> dispersion of Israel--preferred privations on his native soil, </text:span><text:span text:style-name="T7">rather than</text:span><text:span text:style-name="T4"> to the en-/joyment of proferred honors in a foreign country./</text:span></text:p>
      <text:p text:style-name="P7"><text:span text:style-name="T4"/></text:p>
      <text:p text:style-name="P7"><text:span text:style-name="T4">[Page 11]</text:span></text:p>
      <text:p text:style-name="P7"><text:soft-page-break/><text:span text:style-name="T4"><text:tab/>Guidaleah the son of a sainted Hebrew, who had,/ upon one occasion, saved the life of the prophet, doubt-/-less intended to benefit by the association of the ser-/-vant of God, and to </text:span><text:span text:style-name="T7">abide by</text:span><text:span text:style-name="T4"> commit his </text:span><text:span text:style-name="T7">resolve</text:span><text:span text:style-name="T4"> inspired judgment. <text:s/>He </text:span><text:span text:style-name="T7">would</text:span><text:span text:style-name="T4"> meant/ to govern the few of his coreligionists, committed to his/ guardianship, uprightly and fraternally. <text:s/></text:span><text:span text:style-name="T3">¶</text:span><text:span text:style-name="T4"> <text:s/>It is/ known to all how foul treachery thwarted </text:span><text:span text:style-name="T7">noble</text:span><text:span text:style-name="T4">/ </text:span><text:span text:style-name="T7">Guidaleahs</text:span><text:span text:style-name="T4"> the honest man's designs; how a certain Ishmael, a descend-/-ant of royalty, incited by envy--a passion fanned/ into blaze by the king of the Ammonites--, pitilessly/ slew the unsuspecting governor, and all the Judeans/ stationed with him at Miazpah. <text:s/>I will not detain/ my hearers with </text:span><text:span text:style-name="T7">the description</text:span><text:span text:style-name="T4"> a narrative of the pursuit of the/ murderer and his accomplices, made by Johanan/ son of Kareah; of the unwise decision taken </text:span><text:span text:style-name="T7">afterward</text:span><text:span text:style-name="T4"> subsequently by/ the latter, and a band of fugitives, to seek a home in/ Egypt, and drag thither every remnant of the tribes,/ dwelling in Palestine. <text:s/>But I cannot suffer the illustrious/ personage, who has stood before my mental vision, while essaying/ to draw a</text:span><text:span text:style-name="T7">n</text:span><text:span text:style-name="T4"> faint outline of the events which wrought the first disso-/-lution of our nationality I cannot suffer the </text:span><text:span text:style-name="T7">glorious</text:span><text:span text:style-name="T4"> tried patriot to vanish from sight, without/ casting after him a lingering look./</text:span></text:p>
      <text:p text:style-name="P7"><text:span text:style-name="T4"/></text:p>
      <text:p text:style-name="P7"><text:span text:style-name="T4">[Page 12]</text:span></text:p>
      <text:p text:style-name="P7"><text:span text:style-name="T4">Jeremiah, the man of sorrow, the poet of our woes. <text:s/>I/ see him yet: his countenance radiant with a light divine./ <text:s/>A multitude crazed with terror at the bare name of Babylon,/ have torn him from the spot, whose very stones he cherished./ <text:s/>He is carried to Daphne.....What does the immortal exile/ hold in his hand? <text:s/>He heaps up stones against the portals of/ Pharaoh's palace. <text:s/>"Upon these," he exclaims "shall Nebuchadnezzar/ raise his throne...The men of Judah who would go to Egypt, and/ then offer incense to idols, will die by sword and by famine, till they/ have been consumed." <text:s/>It is the outburst of a righteous indigna-/tion. <text:s/>He that has given vent to it now disappears. <text:s/>History/ is silent touching the end of that hero of the olden faith. <text:s/>Tra-/-dition does not point to the grave which has mouldered into dust/ that heart ever-throbbing with love for a Law despised and trampled on./ <text:s/>But a residue of his disciples exist, who have embalmed the Seer/ in their tenderest thoughts. <text:s/>Annually they undertake a pilgrimage./ <text:s/>Upon the recurrence of the inauspicious ninth of Ab, on which Jere-/-miah beheld the Sanctuary, where the Divinity hovered above the Che-/-rubim, a prey to devouring flames, they bend low to listen to his plaintive/ strains. <text:s/>When they hear how through all tribulations the mercies of/ the Lord to Israel have been unending, they feel that the consolatory words are/ a newly received message from the Sacerdotal Bard of Anathoth </text:span><text:span text:style-name="T7">to</text:span><text:span text:style-name="T4">/ to the tribes he </text:span><text:span text:style-name="T7">p</text:span><text:span text:style-name="T4"> reproved, but for whom he yearned with all the depth of his great soul./</text:span></text:p>
      <text:p text:style-name="P7"><text:span text:style-name="T4"/></text:p>
      <text:p text:style-name="P7"><text:span text:style-name="T4">[Page 13]</text:span></text:p>
      <text:p text:style-name="P7"><text:span text:style-name="T4">Yes, </text:span><text:span text:style-name="T7">O Israelites!</text:span><text:span text:style-name="T4"> dear coreligionists! <text:s/>The loving-kindness of God has/ been marvellously[sic!] exhibited in the captivity of His chosen/ witnesses, not less than in their deliverance from thraldom./ <text:s/>It became essential for the stability of Mosaism among/ its heirs, and for the developping[sic!] of the principles destined/ to permeate society, that Judah should be plucked off/ from whence it was first rooted in, and be transplanted into/ a foreign soil. <text:s/>The atmosphere in which the moral life/ of Judah breathed, had become tainted with pestilential in-/-fluences. <text:s/>Polytheism and its disintegrating organs, were/ busy at work to </text:span><text:span text:style-name="T7">put out</text:span><text:span text:style-name="T4"> extinguish that existence. <text:s/>True: Babylon/ also reeked with the fumes of oblations poured out at the/ shrine of false deities, but </text:span><text:span text:style-name="T7">the exiles</text:span><text:span text:style-name="T4"> many among the captives turned away, not to/ inhale the air which wafted no longer the frangrance[sic!]/ of Carmel and Lebanon. <text:s/>They sought the solitary banks where/ the Euphrates and the Tigris </text:span><text:span text:style-name="T7">lay</text:span><text:span text:style-name="T4"> flowed, and upon the weep-/-ing willows they hung the harp, whose strings once responded/ to the songs of Zion./</text:span></text:p>
      <text:p text:style-name="P7"><text:span text:style-name="T4">The lapse of time, which intervened between the first disper-/-sion and the restoration had not had a Josephus. <text:s/>It is an historical/ gap, waiting for an able hand which can fill it./</text:span></text:p>
      <text:p text:style-name="P7"><text:span text:style-name="T4"/></text:p>
      <text:p text:style-name="P7"><text:span text:style-name="T4">[Page 14]</text:span></text:p>
      <text:p text:style-name="P7"><text:soft-page-break/><text:span text:style-name="T4">The Association that has assigned to me that task,/ has greatly overrated my capacities. <text:s/>I cannot throw/ </text:span><text:span text:style-name="T7">any</text:span><text:span text:style-name="T4"> light upon that point. <text:s/>I have diligently con-/-sulted authors within my reach, but I </text:span><text:span text:style-name="T7">have</text:span><text:span text:style-name="T4"> learnt nothing/ positive, nothing deserving to be presented as facts, be-/-cause bearing the </text:span><text:span text:style-name="T7">signet of truth</text:span><text:span text:style-name="T4"> seal of an incontestable authority. <text:s/>It may, however, be/ deduced from the writings of Ezekiel, who probably was/ taken young to Babylon and who lived and died there, that/ the </text:span><text:span text:style-name="T7">captives</text:span><text:span text:style-name="T4"> exiles were allowed certain districts to dwell in,/ that they were governed by their own laws, that their/ chiefs and elders did not always set an example of piety,/ but that the teachings of the fearless Seer and his bold/ oratory must have created a</text:span><text:span text:style-name="T7">n</text:span><text:span text:style-name="T4"> healthful impression. <text:s/>It can/ scarcely be disputed, at all events, that Chaldea was the/ laboratory set apart by the Almighty Artificer to/ remould the minds of corrupt Judah. <text:s/>There, was ido-/-latry </text:span><text:span text:style-name="T7">against</text:span><text:span text:style-name="T4"> at which Jeremiah had levelled[sic!], to no purpose, the fire of/ his inspired eloquence, finally melted. <text:s/>Without/ instancing what is related of Daniel and his three asso-/-ciates, it is evident that the </text:span><text:span text:style-name="T5">bulk</text:span><text:span text:style-name="T4"> of the population/ of Judeans, grown </text:span><text:span text:style-name="T7">to be very</text:span><text:span text:style-name="T4"> quite numerous, was being weaned/ </text:span><text:span text:style-name="T7">away</text:span><text:span text:style-name="T4"> from polytheism, and won over to the Monotheistic idea,/ which is the central pillar of the religion of Moses./</text:span></text:p>
      <text:p text:style-name="P7"><text:span text:style-name="T4"/></text:p>
      <text:p text:style-name="P7"><text:span text:style-name="T4">[Page 15]</text:span></text:p>
      <text:p text:style-name="P7"><text:span text:style-name="T4">The </text:span><text:span text:style-name="T7">circumstance</text:span><text:span text:style-name="T4"> incident which gave origin to the feast of Purim,/--posterior, of course, to the time of which I now speak shows/ how fealty to the once abandoned belief had taken a fast hold of the multitude./ <text:s/>Every one can recall the charge of the wicked Agagite </text:span><text:span text:style-name="T7">to</text:span><text:span text:style-name="T4">. </text:span><text:span text:style-name="T7">He</text:span><text:span text:style-name="T4"> before his royal patron. <text:s/>"There is a people scattered/ in all the provinces of thy kingdom, whose laws differ/ from those of any people." <text:s/>I have said the bulk,/ and not all, because the unscrupulousness of some to/ </text:span><text:span text:style-name="T7">contract marriages</text:span><text:span text:style-name="T4"> intermarry with heathens </text:span><text:span text:style-name="T7">women</text:span><text:span text:style-name="T4">, would denote/ </text:span><text:span text:style-name="T7">in them</text:span><text:span text:style-name="T4"> a culpable indifference to the results of such/ matrimonial alliances. <text:s/>Still Babylon was confessedly a school/ of </text:span><text:span text:style-name="T7">lasting</text:span><text:span text:style-name="T4"> reformation, Babylon the </text:span><text:span text:style-name="T7">flatterer seemingly [?]</text:span><text:span text:style-name="T4"> pseudo friend of Judah,/ Babylon the destroyer of Judah, was made by the/ </text:span><text:span text:style-name="T7">invisible</text:span><text:span text:style-name="T4"> Ruler of human events to effect His will in/ Israel, and through Israel in the world at large./ <text:s/></text:span><text:span text:style-name="T7">The question</text:span><text:span text:style-name="T4"> But not in the Babylon under the dynasty/ of that Sovereign, who walking through a majestic/ palace, applauded his own </text:span><text:span text:style-name="T7">might</text:span><text:span text:style-name="T4"> prowess and glory, was the/ working of a potent Judaism manifested. <text:s/>The/ race of Nebuchadnezzar made room <text:s/>for another, more/ in sympathy with the creeds enunciated by Mosaism./</text:span></text:p>
      <text:p text:style-name="P7"><text:span text:style-name="T4"/></text:p>
      <text:p text:style-name="P7"><text:span text:style-name="T4">[Page 16]</text:span></text:p>
      <text:p text:style-name="P7"><text:span text:style-name="T4">At Belshazzar's impious banquet the feat went forth. <text:s/>The/ idols of Babylon, will e cast to the moles and to the bats./ <text:s/>Fire-worship, symbolic of an all-vivifying Spirit, said/ to have been followed in Media and Persia at an early/ date--, was a marked improvement on the deification of/ </text:span><text:span text:style-name="T7">nature material</text:span><text:span text:style-name="T4"> sensual objects. <text:s/>Cyrus, who after the death of Cyascares the/ second, or Darius, his uncle and father-in-law, placed/ upon his head a double crown, may have discovered/ some analogy between his belief and that of his Judean/ subjects. <text:s/>He may have been shown by the latter, the/ passage in Holy Writ, which announced the rising/ of the Eastern Conqueror before whom Bel and Nebo, the/ </text:span><text:span text:style-name="T7">idols</text:span><text:span text:style-name="T4"> deities of the Chaldeans would crouch. <text:s/>He may have/ felt exalted on seeing his name adorned with the title/ of Messiah, the Restorer of the house of the uncreated/ spirit, and the Deliverer of men who adored One Eternal/ God. <text:s/>We are too far from the time, to judge with/ precision, touching the motives which led Cyrus to issue/ his famous edict. <text:s/>But the circumstance that scarcely/ fifty thousand of those </text:span><text:span text:style-name="T7">for whom it was issued,</text:span><text:span text:style-name="T4"> in whose behalf it had been promulgated, availed themselves of it, has a significance./ <text:s/>It </text:span><text:span text:style-name="T7">brings home to</text:span><text:span text:style-name="T4"> forces the conviction upon the mind </text:span><text:span text:style-name="T7">the conviction</text:span><text:span text:style-name="T4"> that the/ Perso-Medican King gave early evidences of favoring/ the immense Jewish population scattered through/ his empire, and that they </text:span><text:span text:style-name="T7">was</text:span><text:span text:style-name="T4"> on their part, were loth to change habitation./</text:span></text:p>
      <text:p text:style-name="P7"><text:span text:style-name="T4"/></text:p>
      <text:p text:style-name="P7"><text:span text:style-name="T4">[Page 17]</text:span></text:p>
      <text:p text:style-name="P7"><text:span text:style-name="T4"><text:tab/>Hence we read that when the chiefs of Judah and/ Benjamin, and the Priests and Levites, </text:span><text:soft-page-break/><text:span text:style-name="T4">together with all who/ felt disposed to take possession again to the ancient/ heritage, entered into arrangements to that effect, they/ were supplied with silver and gold and voluntary offerings/ for the future sanctuary by those around, whom I understand/ to be the Hebrews </text:span><text:span text:style-name="T7">of</text:span><text:span text:style-name="T4"> settled in various localities. <text:s/>Gladly they parted/ with some of their substance to promote a righteous object,/ but the liberal sentiments of the new Ruler, had inspired the/ hope that the land of exile would offer them rest, and the free/ exercise of the religion endeared by trials, </text:span><text:span text:style-name="T7">therefore and there</text:span><text:span text:style-name="T4"> and in the midst of that/ transformed Babylon would they cast their lot. <text:s/>I advance it as my own/ opinion--and let it be considered as such;--I hold that the aged among/ the Judean Community, who </text:span><text:span text:style-name="T7">still</text:span><text:span text:style-name="T4"> longed to revisit the sacred spot they/ had stood upon in their childhood, </text:span><text:span text:style-name="T7">kindled up</text:span><text:span text:style-name="T4"> aroused the enthusiasm, which/ urged a portion of their younger brethren to undertake a </text:span><text:span text:style-name="T7">fatiguing</text:span><text:span text:style-name="T4"> distant journey/ and the </text:span><text:span text:style-name="T7">difficult</text:span><text:span text:style-name="T4"> arduous mission of raising the Temple from its ruins./ <text:s/>I fancy that I am supported in my theory by the Scriptural/ sentence which says that "many of the priests and Levites/ and chiefs of the families, the old people </text:span><text:span text:style-name="T7">[Hebrew]</text:span><text:span text:style-name="T4"> </text:span><text:span text:style-name="T5">Hazzekenen</text:span><text:span text:style-name="T4"> who had seen the/ first house; when the foundation of this house was laid before/ their eyes--wept with a loud voice."/</text:span></text:p>
      <text:p text:style-name="P7"><text:span text:style-name="T4"/></text:p>
      <text:p text:style-name="P7"><text:span text:style-name="T4">[Page 18]</text:span></text:p>
      <text:p text:style-name="P7"><text:span text:style-name="T4"><text:tab/>And I am farther sustained by a chronology which/ </text:span><text:span text:style-name="T7">makes Jeshua the priest, and</text:span><text:span text:style-name="T4"> makes Zerubabel the prince of Judah,/ and beyond question Jeshua the priest, the immediate descendants of </text:span><text:span text:style-name="T7">the</text:span><text:span text:style-name="T4"> parents whom Nebucadnez-/-zar had transported to Babylon./</text:span></text:p>
      <text:p text:style-name="P7"><text:span text:style-name="T4">But of those two illustrious personages, had passed a stage/ of life, in which bodily vigour is revealed in an un-/-bending form, they evinced no sign of decrepitude./ <text:s/>Strong they were in the will to resist obstacles, and to/ bring the whole force of their moral character to bear/ upon the work of reconstruction. <text:s/>Palestine, though/ formerly a dependency of Babylon, submitted, no doubt, to/ the Persian victor, and the Judeans did not experience much/ difficulty in establishing their claims to its possession./ <text:s/>But neighboring tribes looked, with jealousy, upon the return/ of the exiles. <text:s/>From the hour that the leaders had rallied/ the adherents of the Mosaic legislation round a common/ altar, hostilities began. <text:s/>Harassed and distracted in/ their endeavours, Zerubabel and Jeshua still labored/ for the </text:span><text:span text:style-name="T7">realization for the</text:span><text:span text:style-name="T4"> promotion of the national </text:span><text:span text:style-name="T7">project</text:span><text:span text:style-name="T4"> cause. <text:s/>Shortly/ after their arrival, they convened a general assembly/ in a provisionary Tabernacle, and enforced obedience to/ the laws, by the observance of the solemn festivals which occur in/ Tishri./</text:span></text:p>
      <text:p text:style-name="P7"><text:span text:style-name="T4"/></text:p>
      <text:p text:style-name="P7"><text:span text:style-name="T4">[Page 19]</text:span></text:p>
      <text:p text:style-name="P7"><text:span text:style-name="T4"><text:tab/>They set about preparing materials for the re-edi-/-fication of the Temple, and in the month of Heshvan of the/ following year, was the corner stone thereof laid at the sound/ of music, and psalmody./</text:span></text:p>
      <text:p text:style-name="P7"><text:span text:style-name="T4">Here, with your permission, I stop. <text:s/>Not because the task/ assigned to me is, by any means, complete, but because to/ proceed farther would be to enter a feild[sic!] of literature vast and/ rich, from which I could not gather a single flower, without/ wrongfully depriving you of much that my reason and feelings/ urge me to offer. <text:s/>For, to speak becomingly of </text:span><text:span text:style-name="T7">the</text:span><text:span text:style-name="T4"> Haggai and/ </text:span><text:span text:style-name="T7">Neheme</text:span><text:span text:style-name="T4"> Zechariah, of Ezra and Nehemiah, of the stirring times and events/ and adversities they shaped into a noble end; to point to that con-/stellation of human excellencies--the men of the Great Synod--/ from whom we obtained the unquenchable light, which illu-/-mined the path of Israel in the gloomiest days of persecution,/ and which will ever shed its splendor around us; to fittingly/ relate, I say, what we owe our immortal predecessors, whom/ the Talmud declares to have restored to the religion of the/ Hebrews its priceless diadem, would be to describe the de-/velopping[sic!] of ideas inherent in Judaism, but mirrored in/ institutions most wise and supremely beneficial. <text:s/>In a/ word: it would be to delineate the history of the traditions,/</text:span></text:p>
      <text:p text:style-name="P7"><text:span text:style-name="T4"/></text:p>
      <text:p text:style-name="P7"><text:span text:style-name="T4">[Page 20]</text:span></text:p>
      <text:p text:style-name="P7"><text:span text:style-name="T4">which have breathed into us a new and never-dying/ existence./</text:span></text:p>
      <text:p text:style-name="P7"><text:soft-page-break/><text:span text:style-name="T4">But as I am addressing an Association, that has taken the/ initiative towards carrying out an object, which our good/ preceptors of old, considered of vital importance, I must ex-/-hibit to view the latent power by which a lasting reform-/-ation was effected in the days of the worthies just mentioned./ <text:s/>Jeremiah spent all the energies of his soul; all the glowing/ spirit of prophecy, in endeavouring to convince his contempo-/-raries that Idolatry is folly; that Immorality is dangerous./ <text:s/>He did not succeed. <text:s/>But before a century had glided by/ since the patriot had so preached, a generation had arisen,/ that not alone had discarded Polytheism and its debasing/ incitements, but that was ready to stake life and substance for/ the sake of God's Unity and the Prophet's pure teachings./ <text:s/>What had created a change so wonderful? <text:s/>Schools and/ Synagogues, O Israelites! two institutions, which I, using a/ homely metaphor, call the two sinewy arms wherewith Ju-/daism works for its living, and deprived of which it must/ die of starvation. <text:s/>Schools and Synagogues must have/ seen their first dawn in Babylon. <text:s/>Not schools of/ prophets for an intellectual Aristocracy; not a central/</text:span></text:p>
      <text:p text:style-name="P7"><text:span text:style-name="T4"/></text:p>
      <text:p text:style-name="P7"><text:span text:style-name="T4">[Page 21]</text:span></text:p>
      <text:p text:style-name="P7"><text:span text:style-name="T4">place of worship with its imposing grandeur of/ Priestly vestures and Levitish choruses for an occasional/ </text:span><text:span text:style-name="T7">national</text:span><text:span text:style-name="T4"> convocation of national character; but popular establishments, where/ young and old, the grand sire and the matron could go/ with frequency and there be inspirited to fight the seduct-/-ions which gentilism offered./</text:span></text:p>
      <text:p text:style-name="P7"><text:span text:style-name="T4">Without admitting in all particulars, the Rabbincial legend-/-ary respecting the house of prayer, set up by the son of/ King Jojachim and his fellow-captives, and about the col-/-lege of Ezra that stood close by it, we may perceive in/ the fervor of the fifty thousand who returned to the holy/ land, and in their assent to the measures adopted by the/ noble scribe at their head, the influences of religious culture/ more diffused than in former ages. <text:s/>And thus it is that the/ Association I have the honor to address must further with/ assiduity. <text:s/>We Israelites are not so Puritanic as to </text:span><text:span text:style-name="T7">exlu</text:span><text:span text:style-name="T4">/ exclude light diversions, as the temptations of a spirit of dark-/-ness. <text:s/>We are allowed, and even encouraged to gratify our/ feelings, while enlightening our minds, but we cannot be/ true to our faith, true to ourselves, if we make the/ knowledge of Jewish history, and literature secondary/ to the pleasures of the hour./</text:span></text:p>
      <text:p text:style-name="P7"><text:span text:style-name="T4"/></text:p>
      <text:p text:style-name="P7"><text:span text:style-name="T4">[Page 22]</text:span></text:p>
      <text:p text:style-name="P7"><text:span text:style-name="T4"><text:tab/>I judge it to be the principal mission of such/ organizations as this, to breed a race of Jews, who/ will acquire by serious studies, by a thorough un-/-derstanding of the stages through which Judaism/ has passed to be cleansed from the dross with which/ heathenism tarnished its splendour, </text:span><text:span text:style-name="T7">a race of Jews</text:span><text:span text:style-name="T4">/ who will acquire by sacred learning a loftier conception/ of their duty to mankind even now, as God's chosen/ apostles of Truth. <text:s/>And I watch with lively/ interest the doings of the Young Men's Hebrew/ Association of Philadelphia. <text:s/>I hail the intro-/-duction of instructive lectures, and I thank my/ Brethren for the patient hearing they have </text:span><text:span text:style-name="T7">accorded</text:span><text:span text:style-name="T4"> granted/ me this even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1:20:09.64</meta:creation-date>
    <meta:document-statistic meta:table-count="0" meta:image-count="0" meta:object-count="0" meta:page-count="9" meta:paragraph-count="114" meta:word-count="5106" meta:character-count="31121"/>
    <dc:date>2013-01-22T15:21:02.30</dc:date>
    <meta:editing-duration>PT1M30S</meta:editing-duration>
    <meta:editing-cycles>1</meta:editing-cycles>
    <meta:generator>OpenOffice.org/3.4.1$Win32 OpenOffice.org_project/341m1$Build-9593</meta:generator>
  </office:meta>
</office:document-meta>
</file>